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cliente/1999/xlink" xmlns:dc="http://purl.cliente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cliente/1998/Math/MathML" xmlns:form="urn:oasis:names:tc:opendocument:xmlns:form:1.0" xmlns:script="urn:oasis:names:tc:opendocument:xmlns:script:1.0" xmlns:ooo="http://openoffice.cliente/2004/office" xmlns:ooow="http://openoffice.cliente/2004/writer" xmlns:oooc="http://openoffice.cliente/2004/calc" xmlns:dom="http://www.w3.cliente/2001/xml-events" xmlns:xforms="http://www.w3.cliente/2002/xforms" xmlns:xsd="http://www.w3.cliente/2001/XMLSchema" xmlns:xsi="http://www.w3.cliente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rocesso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º da Pasta</text:p>
          </table:table-cell>
          <table:table-cell office:value-type="string">
            <text:p>Parte</text:p>
          </table:table-cell>
          <table:table-cell office:value-type="string">
            <text:p> Data de criação</text:p>
          </table:table-cell>
          <table:table-cell office:value-type="string">
            <text:p>Data da inclusão</text:p>
          </table:table-cell>
          <table:table-cell office:value-type="string">
            <text:p>Data da movimentação</text:p>
          </table:table-cell>
          <table:table-cell office:value-type="string">
            <text:p>Tipo de ação</text:p>
          </table:table-cell>
          <table:table-cell office:value-type="string">
            <text:p>Comarca: </text:p>
          </table:table-cell>
          <table:table-cell office:value-type="string">
            <text:p>Status do processo</text:p>
          </table:table-cell>
          <table:table-cell office:value-type="string">
            <text:p> Fase do processo</text:p>
          </table:table-cell>
          <table:table-cell office:value-type="string">
            <text:p> Contagem</text:p>
          </table:table-cell>
          <table:table-cell office:value-type="string">
            <text:p>Número do processo</text:p>
          </table:table-cell>
          <table:table-cell office:value-type="string">
            <text:p>Vara</text:p>
          </table:table-cell>
          <table:table-cell office:value-type="string">
            <text:p> Valor da causa</text:p>
          </table:table-cell>
          <table:table-cell office:value-type="string">
            <text:p>Possibilidade de per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riana da Silva</text:p>
          </table:table-cell>
          <table:table-cell office:value-type="string">
            <text:p>12 Ago 11, 15h09</text:p>
          </table:table-cell>
          <table:table-cell office:value-type="string">
            <text:p>12 Ago 11, 00h00</text:p>
          </table:table-cell>
          <table:table-cell office:value-type="string">
            <text:p>12 Ago 11, 15h09</text:p>
          </table:table-cell>
          <table:table-cell office:value-type="string">
            <text:p>Busca e apreensão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001.2004.34586-9</text:p>
          </table:table-cell>
          <table:table-cell office:value-type="string">
            <text:p/>
          </table:table-cell>
          <table:table-cell office:value-type="string">
            <text:p>0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nrique Torres Vidal</text:p>
          </table:table-cell>
          <table:table-cell office:value-type="string">
            <text:p>12 Ago 11, 22h35</text:p>
          </table:table-cell>
          <table:table-cell office:value-type="string">
            <text:p>12 Ago 11, 00h00</text:p>
          </table:table-cell>
          <table:table-cell office:value-type="string">
            <text:p>21 Ago 11, 15h58</text:p>
          </table:table-cell>
          <table:table-cell office:value-type="string">
            <text:p>Reintegração de posse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22.2008.473892-9</text:p>
          </table:table-cell>
          <table:table-cell office:value-type="string">
            <text:p/>
          </table:table-cell>
          <table:table-cell office:value-type="string">
            <text:p>10.000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ávia Martins da Silva</text:p>
          </table:table-cell>
          <table:table-cell office:value-type="string">
            <text:p>12 Ago 11, 22h39</text:p>
          </table:table-cell>
          <table:table-cell office:value-type="string">
            <text:p>12 Ago 11, 00h00</text:p>
          </table:table-cell>
          <table:table-cell office:value-type="string">
            <text:p>14 Ago 11, 18h00</text:p>
          </table:table-cell>
          <table:table-cell office:value-type="string">
            <text:p>Consignação de pagamento</text:p>
          </table:table-cell>
          <table:table-cell office:value-type="string">
            <text:p>RECIFE</text:p>
          </table:table-cell>
          <table:table-cell office:value-type="string">
            <text:p> In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001.2009.485935-6</text:p>
          </table:table-cell>
          <table:table-cell office:value-type="string">
            <text:p>1ª vara da capital</text:p>
          </table:table-cell>
          <table:table-cell office:value-type="string">
            <text:p>100.000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cardo Santos</text:p>
          </table:table-cell>
          <table:table-cell office:value-type="string">
            <text:p>13 Ago 11, 14h02</text:p>
          </table:table-cell>
          <table:table-cell office:value-type="string">
            <text:p>13 Ago 11, 14h02</text:p>
          </table:table-cell>
          <table:table-cell office:value-type="string">
            <text:p>18 Ago 11, 11h51</text:p>
          </table:table-cell>
          <table:table-cell office:value-type="string">
            <text:p>Ação Monitória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31.2003.27489-9</text:p>
          </table:table-cell>
          <table:table-cell office:value-type="string">
            <text:p>3ª Vara</text:p>
          </table:table-cell>
          <table:table-cell office:value-type="string">
            <text:p>1.239,87</text:p>
          </table:table-cell>
          <table:table-cell office:value-type="string">
            <text:p>Difíci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ntonio Bezerra da Costa</text:p>
          </table:table-cell>
          <table:table-cell office:value-type="string">
            <text:p>16 Ago 11, 13h39</text:p>
          </table:table-cell>
          <table:table-cell office:value-type="string">
            <text:p>16 Ago 11, 13h39</text:p>
          </table:table-cell>
          <table:table-cell office:value-type="string">
            <text:p>23 Ago 11, 19h04</text:p>
          </table:table-cell>
          <table:table-cell office:value-type="string">
            <text:p>Ação monitória</text:p>
          </table:table-cell>
          <table:table-cell office:value-type="string">
            <text:p>IGARASS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27.2003.1938732-3</text:p>
          </table:table-cell>
          <table:table-cell office:value-type="string">
            <text:p>3ª Vara</text:p>
          </table:table-cell>
          <table:table-cell office:value-type="string">
            <text:p>1.452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rmiga Silva</text:p>
          </table:table-cell>
          <table:table-cell office:value-type="string">
            <text:p>16 Ago 11, 19h58</text:p>
          </table:table-cell>
          <table:table-cell office:value-type="string">
            <text:p>16 Ago 11, 19h58</text:p>
          </table:table-cell>
          <table:table-cell office:value-type="string">
            <text:p>21 Ago 11, 08h08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001.2009.34232545</text:p>
          </table:table-cell>
          <table:table-cell office:value-type="string">
            <text:p>1ª</text:p>
          </table:table-cell>
          <table:table-cell office:value-type="string">
            <text:p>2.234,32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uciano Gomes Carvalho</text:p>
          </table:table-cell>
          <table:table-cell office:value-type="string">
            <text:p>19 Ago 11, 21h35</text:p>
          </table:table-cell>
          <table:table-cell office:value-type="string">
            <text:p>19 Ago 11, 21h35</text:p>
          </table:table-cell>
          <table:table-cell office:value-type="string">
            <text:p>21 Ago 11, 16h10</text:p>
          </table:table-cell>
          <table:table-cell office:value-type="string">
            <text:p>Reintegração de posse</text:p>
          </table:table-cell>
          <table:table-cell office:value-type="string">
            <text:p>IGARASS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20.2003.9484932-2</text:p>
          </table:table-cell>
          <table:table-cell office:value-type="string">
            <text:p>1ª</text:p>
          </table:table-cell>
          <table:table-cell office:value-type="string">
            <text:p>2.344,32</text:p>
          </table:table-cell>
          <table:table-cell office:value-type="string">
            <text:p>Prováve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ulo Torres de Souza</text:p>
          </table:table-cell>
          <table:table-cell office:value-type="string">
            <text:p>20 Ago 11, 23h21</text:p>
          </table:table-cell>
          <table:table-cell office:value-type="string">
            <text:p>20 Ago 11, 23h21</text:p>
          </table:table-cell>
          <table:table-cell office:value-type="string">
            <text:p>21 Ago 11, 08h06</text:p>
          </table:table-cell>
          <table:table-cell office:value-type="string">
            <text:p>Busca e Apreensão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82.2010.23465879-3</text:p>
          </table:table-cell>
          <table:table-cell office:value-type="string">
            <text:p>1ª vara</text:p>
          </table:table-cell>
          <table:table-cell office:value-type="string">
            <text:p>4.564,74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abriel silva moreira</text:p>
          </table:table-cell>
          <table:table-cell office:value-type="string">
            <text:p>20 Ago 11, 23h30</text:p>
          </table:table-cell>
          <table:table-cell office:value-type="string">
            <text:p>20 Ago 11, 23h30</text:p>
          </table:table-cell>
          <table:table-cell office:value-type="string">
            <text:p>20 Ago 11, 23h30</text:p>
          </table:table-cell>
          <table:table-cell office:value-type="string">
            <text:p>Ação Moni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001.2001.478495-9</text:p>
          </table:table-cell>
          <table:table-cell office:value-type="string">
            <text:p>1ª vara</text:p>
          </table:table-cell>
          <table:table-cell office:value-type="string">
            <text:p>1.256,45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MİAO CORREİA ARAÚJO</text:p>
          </table:table-cell>
          <table:table-cell office:value-type="string">
            <text:p>23 Ago 11, 11h13</text:p>
          </table:table-cell>
          <table:table-cell office:value-type="string">
            <text:p>23 Ago 11, 11h13</text:p>
          </table:table-cell>
          <table:table-cell office:value-type="string">
            <text:p>23 Ago 11, 11h13</text:p>
          </table:table-cell>
          <table:table-cell office:value-type="string">
            <text:p>Busca e Apreensão</text:p>
          </table:table-cell>
          <table:table-cell office:value-type="string">
            <text:p>ABREU E LI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23.2006.536575-3</text:p>
          </table:table-cell>
          <table:table-cell office:value-type="string">
            <text:p>3ª Vara</text:p>
          </table:table-cell>
          <table:table-cell office:value-type="string">
            <text:p>1.234,32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NTONİO TORRES DA COSTA</text:p>
          </table:table-cell>
          <table:table-cell office:value-type="string">
            <text:p>23 Ago 11, 21h46</text:p>
          </table:table-cell>
          <table:table-cell office:value-type="string">
            <text:p>23 Ago 11, 21h46</text:p>
          </table:table-cell>
          <table:table-cell office:value-type="string">
            <text:p>23 Ago 11, 21h46</text:p>
          </table:table-cell>
          <table:table-cell office:value-type="string">
            <text:p>Busca e Apreensão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28.38293834-9</text:p>
          </table:table-cell>
          <table:table-cell office:value-type="string">
            <text:p>3ª Vara</text:p>
          </table:table-cell>
          <table:table-cell office:value-type="string">
            <text:p>4.524,31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rcos Ferreira da Silva</text:p>
          </table:table-cell>
          <table:table-cell office:value-type="string">
            <text:p>24 Ago 11, 10h25</text:p>
          </table:table-cell>
          <table:table-cell office:value-type="string">
            <text:p>24 Ago 11, 10h25</text:p>
          </table:table-cell>
          <table:table-cell office:value-type="string">
            <text:p>24 Ago 11, 10h25</text:p>
          </table:table-cell>
          <table:table-cell office:value-type="string">
            <text:p>Busca e Apreens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68756248562834</text:p>
          </table:table-cell>
          <table:table-cell office:value-type="string">
            <text:p>22ª Vara</text:p>
          </table:table-cell>
          <table:table-cell office:value-type="string">
            <text:p>0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URİLO RODRİGUES DA SİLVA</text:p>
          </table:table-cell>
          <table:table-cell office:value-type="string">
            <text:p>24 Ago 11, 10h38</text:p>
          </table:table-cell>
          <table:table-cell office:value-type="string">
            <text:p>24 Ago 11, 10h38</text:p>
          </table:table-cell>
          <table:table-cell office:value-type="string">
            <text:p>24 Ago 11, 10h38</text:p>
          </table:table-cell>
          <table:table-cell office:value-type="string">
            <text:p>Busca e Apreens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39265827436587243</text:p>
          </table:table-cell>
          <table:table-cell office:value-type="string">
            <text:p>1ª Vara</text:p>
          </table:table-cell>
          <table:table-cell office:value-type="string">
            <text:p>2.343,21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NTONIO TORRES DA COSTA</text:p>
          </table:table-cell>
          <table:table-cell office:value-type="string">
            <text:p>5 Set 11, 21h29</text:p>
          </table:table-cell>
          <table:table-cell office:value-type="string">
            <text:p>5 Set 11, 21h29</text:p>
          </table:table-cell>
          <table:table-cell office:value-type="string">
            <text:p>5 Set 11, 21h29</text:p>
          </table:table-cell>
          <table:table-cell office:value-type="string">
            <text:p>REINTEGRAÇÃO DE POSSE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0983.32348236423</text:p>
          </table:table-cell>
          <table:table-cell office:value-type="string">
            <text:p>2</text:p>
          </table:table-cell>
          <table:table-cell office:value-type="string">
            <text:p>423,42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ARLOS HENRIQUE DA SILVA</text:p>
          </table:table-cell>
          <table:table-cell office:value-type="string">
            <text:p>5 Set 11, 23h40</text:p>
          </table:table-cell>
          <table:table-cell office:value-type="string">
            <text:p>5 Set 11, 23h40</text:p>
          </table:table-cell>
          <table:table-cell office:value-type="string">
            <text:p>5 Set 11, 23h40</text:p>
          </table:table-cell>
          <table:table-cell office:value-type="string">
            <text:p>BUSCA E APREENSÃO</text:p>
          </table:table-cell>
          <table:table-cell office:value-type="string">
            <text:p>RECURSOLÂND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3794739434639</text:p>
          </table:table-cell>
          <table:table-cell office:value-type="string">
            <text:p>2</text:p>
          </table:table-cell>
          <table:table-cell office:value-type="string">
            <text:p>3.123,12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NTONİO CARLOS DA SİLVA</text:p>
          </table:table-cell>
          <table:table-cell office:value-type="string">
            <text:p>7 Set 11, 07h14</text:p>
          </table:table-cell>
          <table:table-cell office:value-type="string">
            <text:p>7 Set 11, 07h14</text:p>
          </table:table-cell>
          <table:table-cell office:value-type="string">
            <text:p>7 Set 11, 07h14</text:p>
          </table:table-cell>
          <table:table-cell office:value-type="string">
            <text:p>REİNTEGRAÇÃO DE POSSE</text:p>
          </table:table-cell>
          <table:table-cell office:value-type="string">
            <text:p>SANTA MAR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37959454232345</text:p>
          </table:table-cell>
          <table:table-cell office:value-type="string">
            <text:p>3</text:p>
          </table:table-cell>
          <table:table-cell office:value-type="string">
            <text:p>0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LAUDIO DOS SANTOS PEREIRA</text:p>
          </table:table-cell>
          <table:table-cell office:value-type="string">
            <text:p>7 Set 11, 22h55</text:p>
          </table:table-cell>
          <table:table-cell office:value-type="string">
            <text:p>7 Set 11, 22h55</text:p>
          </table:table-cell>
          <table:table-cell office:value-type="string">
            <text:p>7 Set 11, 22h55</text:p>
          </table:table-cell>
          <table:table-cell office:value-type="string">
            <text:p>BUSCA E APREENS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3740937095954</text:p>
          </table:table-cell>
          <table:table-cell office:value-type="string">
            <text:p>1</text:p>
          </table:table-cell>
          <table:table-cell office:value-type="string">
            <text:p>0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RCOS FERREİRA DA SİLVA</text:p>
          </table:table-cell>
          <table:table-cell office:value-type="string">
            <text:p>7 Set 11, 22h59</text:p>
          </table:table-cell>
          <table:table-cell office:value-type="string">
            <text:p>7 Set 11, 22h59</text:p>
          </table:table-cell>
          <table:table-cell office:value-type="string">
            <text:p>7 Set 11, 22h59</text:p>
          </table:table-cell>
          <table:table-cell office:value-type="string">
            <text:p>REİNTEGRAÇÃO DE POSSE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8988698463284</text:p>
          </table:table-cell>
          <table:table-cell office:value-type="string">
            <text:p>1</text:p>
          </table:table-cell>
          <table:table-cell office:value-type="string">
            <text:p>324,23</text:p>
          </table:table-cell>
          <table:table-cell office:value-type="string">
            <text:p>Difíci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EGINALDO ALEXANDRE FERREIRA</text:p>
          </table:table-cell>
          <table:table-cell office:value-type="string">
            <text:p>8 Set 11, 22h04</text:p>
          </table:table-cell>
          <table:table-cell office:value-type="string">
            <text:p>8 Set 11, 22h04</text:p>
          </table:table-cell>
          <table:table-cell office:value-type="string">
            <text:p>8 Set 11, 22h04</text:p>
          </table:table-cell>
          <table:table-cell office:value-type="string">
            <text:p>REİ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003469123649812</text:p>
          </table:table-cell>
          <table:table-cell office:value-type="string">
            <text:p>1</text:p>
          </table:table-cell>
          <table:table-cell office:value-type="string">
            <text:p>0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cliente/1999/xlink" xmlns:dc="http://purl.cliente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cliente/1998/Math/MathML" xmlns:form="urn:oasis:names:tc:opendocument:xmlns:form:1.0" xmlns:script="urn:oasis:names:tc:opendocument:xmlns:script:1.0" xmlns:ooo="http://openoffice.cliente/2004/office" xmlns:ooow="http://openoffice.cliente/2004/writer" xmlns:oooc="http://openoffice.cliente/2004/calc" xmlns:dom="http://www.w3.cliente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cliente/1999/xlink" xmlns:dc="http://purl.cliente/dc/elements/1.1/" xmlns:meta="urn:oasis:names:tc:opendocument:xmlns:meta:1.0" xmlns:ooo="http://openoffice.cliente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